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Google Sans" svg:font-family="'Google Sans', Roboto, RobotoDraft,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2"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22222" loext:opacity="100%" style:font-name="Arial" fo:font-size="12pt" fo:letter-spacing="normal" fo:font-style="normal" fo:font-weight="bold"/>
    </style:style>
    <style:style style:name="P3" style:family="paragraph" style:parent-style-name="Standard">
      <style:paragraph-properties fo:margin-left="0in" fo:margin-right="0in" fo:margin-top="0in" fo:margin-bottom="0.1965in" style:contextual-spacing="false" fo:text-align="center" style:justify-single-word="false" fo:orphans="2" fo:widows="2" fo:text-indent="0in" style:auto-text-indent="false"/>
      <style:text-properties fo:font-variant="normal" fo:text-transform="none" fo:color="#222222" loext:opacity="100%" style:font-name="Arial" fo:font-size="12pt" fo:letter-spacing="normal" fo:font-style="normal" fo:font-weight="bold" officeooo:paragraph-rsid="0019477c"/>
    </style:style>
    <style:style style:name="P4" style:family="paragraph" style:parent-style-name="Standard">
      <style:paragraph-properties fo:margin-left="0in" fo:margin-right="0in" fo:margin-top="0in" fo:margin-bottom="0.1965in" style:contextual-spacing="false" fo:text-align="center" style:justify-single-word="false" fo:orphans="2" fo:widows="2" fo:text-indent="0in" style:auto-text-indent="false"/>
      <style:text-properties fo:font-variant="normal" fo:text-transform="none" fo:color="#202124" loext:opacity="100%" style:font-name="Google Sans" fo:font-size="16.5pt" fo:letter-spacing="normal" fo:font-style="normal" fo:font-weight="normal" officeooo:paragraph-rsid="0019477c"/>
    </style:style>
    <style:style style:name="P5" style:family="paragraph" style:parent-style-name="Standard">
      <style:paragraph-properties fo:margin-left="0in" fo:margin-right="0in" fo:orphans="2" fo:widows="2" fo:text-indent="0in" style:auto-text-indent="false"/>
    </style:style>
    <style:style style:name="P6" style:family="paragraph" style:parent-style-name="Standard">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7" style:family="paragraph" style:parent-style-name="Standard">
      <style:paragraph-properties fo:margin-left="0.1563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8" style:family="paragraph" style:parent-style-name="Text_20_body" style:list-style-name="L1">
      <style:paragraph-properties fo:margin-left="0.1563in" fo:margin-right="0in" fo:margin-top="0in" fo:margin-bottom="0in" style:contextual-spacing="false" fo:orphans="2" fo:widows="2" fo:text-indent="0in" style:auto-text-indent="false"/>
      <style:text-properties fo:font-variant="normal" fo:text-transform="none" fo:color="#222222" loext:opacity="100%" style:font-name="Arial" fo:font-size="12pt" fo:letter-spacing="normal" fo:font-style="normal" fo:font-weight="normal"/>
    </style:style>
    <style:style style:name="P9" style:family="paragraph" style:parent-style-name="Text_20_body" style:list-style-name="L2">
      <style:paragraph-properties fo:margin-left="0.1563in" fo:margin-right="0in" fo:margin-top="0in" fo:margin-bottom="0in" style:contextual-spacing="false" fo:orphans="2" fo:widows="2" fo:text-indent="0in" style:auto-text-indent="false"/>
      <style:text-properties fo:font-variant="normal" fo:text-transform="none" fo:color="#222222" loext:opacity="100%" style:font-name="Arial" fo:font-size="12pt" fo:letter-spacing="normal" fo:font-style="normal" fo:font-weight="normal"/>
    </style:style>
    <style:style style:name="P10" style:family="paragraph" style:parent-style-name="Text_20_body">
      <style:paragraph-properties fo:margin-left="0.1563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11" style:family="paragraph" style:parent-style-name="Text_20_body" style:list-style-name="L1">
      <style:paragraph-properties fo:margin-left="0.1563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12" style:family="paragraph" style:parent-style-name="Text_20_body" style:list-style-name="L2">
      <style:paragraph-properties fo:margin-left="0.1563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13" style:family="paragraph" style:parent-style-name="Text_20_body" style:list-style-name="L1">
      <style:paragraph-properties fo:margin-top="0in" fo:margin-bottom="0in" style:contextual-spacing="false" fo:orphans="2" fo:widows="2"/>
      <style:text-properties fo:font-variant="normal" fo:text-transform="none" fo:color="#222222" loext:opacity="100%" style:font-name="Arial" fo:font-size="12pt" fo:letter-spacing="normal" fo:font-style="normal" fo:font-weight="normal"/>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officeooo:rsid="001d2c4f"/>
    </style:style>
    <style:style style:name="T5" style:family="text">
      <style:text-properties fo:font-variant="normal" fo:text-transform="none" fo:color="#222222" loext:opacity="100%" style:font-name="Arial" fo:font-size="12pt" fo:letter-spacing="normal" fo:font-style="normal" fo:font-weight="normal"/>
    </style:style>
    <style:style style:name="T6" style:family="text">
      <style:text-properties fo:font-variant="normal" fo:text-transform="none" fo:color="#1155cc" loext:opacity="100%" style:font-name="Arial" fo:font-size="12pt" fo:letter-spacing="normal" fo:font-style="normal" fo:font-weight="normal"/>
    </style:style>
    <style:style style:name="T7" style:family="text">
      <style:text-properties fo:color="#1155cc" loext:opacity="100%"/>
    </style:style>
    <style:style style:name="T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tats/Prob</text:p>
      <text:p text:style-name="P3">Assignment# 4</text:p>
      <text:p text:style-name="P1">The deadline is strictly <text:s/>on <text:span text:style-name="T1">Friday 11-Dec-2020 09.00pm</text:span>.</text:p>
      <text:p text:style-name="P1"/>
      <text:p text:style-name="P2"/>
      <text:list xml:id="list1300204246" text:style-name="L1">
        <text:list-item>
          <text:p text:style-name="P8">You have a coin that, when flipped, has the <text:span text:style-name="T3">proba</text:span><text:span text:style-name="T3"><office:annotation><dc:creator>Unknown Author</dc:creator><dc:date>2020-12-11T12:28:02.944053691</dc:date><text:p text:style-name="P14"><text:span text:style-name="T8">Prior belief </text:span></text:p></office:annotation></text:span><text:span text:style-name="T3">bility 0.72 of</text:span> coming up heads. You flip the coin 10 times. What is the probability that it will come up heads an even number of times?</text:p>
          <text:p text:style-name="P13">There are several ways of doing this. You may employ any method but make sure you do this yourself. Show all of your calculations.</text:p>
        </text:list-item>
        <text:list-item>
          <text:p text:style-name="P8">Reproduce the concepts shown in the video: Simulating Coin Flips, Probability Code, Reproducible Experiments</text:p>
        </text:list-item>
        <text:list-item>
          <text:p text:style-name="P11">For the following two questions, use the concept of conditional probability to calculate your results and show your working. You need to show what your new universe is before answering your question.</text:p>
        </text:list-item>
      </text:list>
      <text:list xml:id="list2959041140" text:style-name="L2">
        <text:list-item>
          <text:list>
            <text:list-item>
              <text:p text:style-name="P9">You flip a fair coin two times.You know that one of them was heads. What is the probability that the other one was tails.</text:p>
            </text:list-item>
            <text:list-item>
              <text:p text:style-name="P12">Does your answer change if we change the statement to: You flip a fair coin two times. You know that the second flip was heads. What is the probability that the first one was tails?</text:p>
            </text:list-item>
          </text:list>
        </text:list-item>
      </text:list>
      <text:p text:style-name="P10"/>
      <text:p text:style-name="P7"><text:line-break/>Probability / Stats for Computer Science 12 - Spam Detection Maths - Bayes Rule Real World (Urdu): <text:a xlink:type="simple" xlink:href="https://www.youtube.com/watch?v=WhOpQOxqIIU&amp;list=PLnd7R4Mcw3rJDOxrwmwyK-EdJl8Tk431H&amp;index=12" office:target-frame-name="_blank" xlink:show="new" text:style-name="Internet_20_link" text:visited-style-name="Visited_20_Internet_20_Link"><text:span text:style-name="T7">https://www.youtube.com/watch?</text:span></text:a></text:p>
      <text:p text:style-name="P1"/>
      <text:p text:style-name="P5"><text:span text:style-name="T5">Probability / Stats for Computer Science 13 - Real Bayes Rule Case Study - Spam Detection (Urdu): </text:span><text:a xlink:type="simple" xlink:href="https://www.youtube.com/watch?v=NSFMbQFLUK4&amp;list=PLnd7R4Mcw3rJDOxrwmwyK-EdJl8Tk431H&amp;index=13" office:target-frame-name="_blank" xlink:show="new" text:style-name="Internet_20_link" text:visited-style-name="Visited_20_Internet_20_Link"><text:span text:style-name="T6">https://www.youtube.com/watch?</text:span></text:a></text:p>
      <text:p text:style-name="P10"/>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Google Sans" svg:font-family="'Google Sans', Roboto, RobotoDraft,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8T09:46:10.178472130</meta:creation-date>
    <dc:date>2020-12-11T17:11:22.740106527</dc:date>
    <meta:editing-duration>PT1H12M26S</meta:editing-duration>
    <meta:editing-cycles>5</meta:editing-cycles>
    <meta:generator>LibreOffice/7.0.3.1$Linux_X86_64 LibreOffice_project/00$Build-1</meta:generator>
    <meta:document-statistic meta:table-count="0" meta:image-count="0" meta:object-count="0" meta:page-count="1" meta:paragraph-count="11" meta:word-count="217" meta:character-count="1268" meta:non-whitespace-character-count="1065"/>
  </office:meta>
</office:document-meta>
</file>